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848" officeooo:paragraph-rsid="00190848"/>
    </style:style>
    <style:style style:name="P2" style:family="paragraph" style:parent-style-name="Standard">
      <style:text-properties officeooo:rsid="001b067a" officeooo:paragraph-rsid="001b067a"/>
    </style:style>
    <style:style style:name="P3" style:family="paragraph" style:parent-style-name="Standard">
      <style:paragraph-properties fo:break-before="page"/>
      <style:text-properties officeooo:rsid="00190848" officeooo:paragraph-rsid="00190848"/>
    </style:style>
    <style:style style:name="P4" style:family="paragraph" style:parent-style-name="Standard">
      <style:paragraph-properties fo:break-before="page"/>
      <style:text-properties officeooo:rsid="001b067a" officeooo:paragraph-rsid="001b06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ire Bordelais de </text:p>
      <text:p text:style-name="P1">Recherche en Informatique</text:p>
      <text:p text:style-name="P1"/>
      <text:p text:style-name="P1"/>
      <text:p text:style-name="P1"/>
      <text:p text:style-name="P1"/>
      <text:p text:style-name="P1"/>
      <text:p text:style-name="P1">Licence <text:s/>3 : Mathématique et Informatique</text:p>
      <text:p text:style-name="P1">Rapport de stage :</text:p>
      <text:p text:style-name="P1">Passage d'une description de graphes par des conditions arithmétiques à des termes algébriques permettant des calculs sur ces graph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uteur : Elliott Blot</text:p>
      <text:p text:style-name="P1">Maître de stage : Bruno Courcelle</text:p>
      <text:p text:style-name="P3">remerciement</text:p>
      <text:p text:style-name="P1"/>
      <text:p text:style-name="P1"/>
      <text:p text:style-name="P1"/>
      <text:p text:style-name="P3">Table des matières</text:p>
      <text:p text:style-name="P1"/>
      <text:p text:style-name="P1">1 <text:s/>Definition, Terminologie et Objectif du stage</text:p>
      <text:p text:style-name="P1"><text:tab/>1.1 <text:s/>Definition et terminologie</text:p>
      <text:p text:style-name="P1"><text:tab/><text:tab/>1.1.1</text:p>
      <text:p text:style-name="P1"/>
      <text:p text:style-name="P1"/>
      <text:p text:style-name="P1"/>
      <text:p text:style-name="P1"/>
      <text:p text:style-name="P1"><text:tab/>1.2 <text:s/>Objectifs du stage </text:p>
      <text:p text:style-name="P1"/>
      <text:p text:style-name="P1">2 <text:s/>Realisation du programme</text:p>
      <text:p text:style-name="P1"><text:tab/></text:p>
      <text:p text:style-name="P4">Introduction</text:p>
      <text:p text:style-name="P4">Chapitre 1 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59:11.935000000</meta:creation-date>
    <dc:date>2015-06-17T16:54:51.108000000</dc:date>
    <meta:editing-duration>PT9M57S</meta:editing-duration>
    <meta:editing-cycles>1</meta:editing-cycles>
    <meta:document-statistic meta:table-count="0" meta:image-count="0" meta:object-count="0" meta:page-count="5" meta:paragraph-count="17" meta:word-count="72" meta:character-count="489" meta:non-whitespace-character-count="420"/>
    <meta:generator>LibreOffice/4.3.2.2$Windows_x86 LibreOffice_project/edfb5295ba211bd31ad47d0bad0118690f76407d</meta:generator>
  </office:meta>
</office:document-meta>
</file>